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c83" officeooo:paragraph-rsid="00014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lone <text:a xlink:type="simple" xlink:href="https://github.com/datapack/php-intro-exercise.git">https://github.com/datapack/php-intro-exercise.git</text:a></text:p>
      <text:p text:style-name="P1"/>
      <text:p text:style-name="P1">git add *</text:p>
      <text:p text:style-name="P1"/>
      <text:p text:style-name="P1">git commit -m “test”</text:p>
      <text:p text:style-name="P1"/>
      <text:p text:style-name="P1">git push</text:p>
      <text:p text:style-name="P1"/>
      <text:p text:style-name="P1">Apo browser pull reque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admin </meta:initial-creator>
    <meta:creation-date>2014-10-14T19:40:31.618649266</meta:creation-date>
    <dc:date>2014-10-14T19:41:44.888925855</dc:date>
    <dc:creator>myadmin </dc:creator>
    <meta:editing-duration>P0D</meta:editing-duration>
    <meta:editing-cycles>1</meta:editing-cycles>
    <meta:document-statistic meta:table-count="0" meta:image-count="0" meta:object-count="0" meta:page-count="1" meta:paragraph-count="5" meta:word-count="16" meta:character-count="122" meta:non-whitespace-character-count="110"/>
    <meta:generator>LibreOffice/4.2.6.3$Linux_X86_64 LibreOffice_project/420m0$Build-3</meta:generator>
  </office:meta>
</office:document-meta>
</file>